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yfqX1FjlBQZkD5YgwFCxHAIJnhSlR14JYb0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en Mégnoux</meta:initial-creator>
    <meta:creation-date>2023-12-11T10:30:47.38</meta:creation-date>
    <meta:document-statistic meta:table-count="0" meta:image-count="0" meta:object-count="0" meta:page-count="1" meta:paragraph-count="1" meta:word-count="1" meta:character-count="40"/>
    <dc:date>2023-12-11T10:31:23.48</dc:date>
    <dc:creator>Julien Mégnoux</dc:creator>
    <meta:editing-duration>PT38S</meta:editing-duration>
    <meta:editing-cycles>1</meta:editing-cycles>
    <meta:generator>OpenOffice/4.1.14$Win32 OpenOffice.org_project/4114m1$Build-9811</meta:generator>
  </office:meta>
</office:document-meta>
</file>